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2.61mm"/>
    </style:style>
    <style:style style:name="co33" style:family="table-column">
      <style:table-column-properties fo:break-before="auto" style:column-width="10.14mm"/>
    </style:style>
    <style:style style:name="co34" style:family="table-column">
      <style:table-column-properties fo:break-before="auto" style:column-width="11.13mm"/>
    </style:style>
    <style:style style:name="co35" style:family="table-column">
      <style:table-column-properties fo:break-before="auto" style:column-width="12.86mm"/>
    </style:style>
    <style:style style:name="co36" style:family="table-column">
      <style:table-column-properties fo:break-before="auto" style:column-width="3.46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4.36mm"/>
    </style:style>
    <style:style style:name="co64" style:family="table-column">
      <style:table-column-properties fo:break-before="auto" style:column-width="15.42mm"/>
    </style:style>
    <style:style style:name="co65" style:family="table-column">
      <style:table-column-properties fo:break-before="auto" style:column-width="22.91mm"/>
    </style:style>
    <style:style style:name="co66" style:family="table-column">
      <style:table-column-properties fo:break-before="auto" style:column-width="22.68mm"/>
    </style:style>
    <style:style style:name="co67" style:family="table-column">
      <style:table-column-properties fo:break-before="auto" style:column-width="21.55mm"/>
    </style:style>
    <style:style style:name="co68" style:family="table-column">
      <style:table-column-properties fo:break-before="auto" style:column-width="20.87mm"/>
    </style:style>
    <style:style style:name="co69" style:family="table-column">
      <style:table-column-properties fo:break-before="auto" style:column-width="22.01mm"/>
    </style:style>
    <style:style style:name="co70" style:family="table-column">
      <style:table-column-properties fo:break-before="auto" style:column-width="10.42mm"/>
    </style:style>
    <style:style style:name="co71" style:family="table-column">
      <style:table-column-properties fo:break-before="auto" style:column-width="22.45mm"/>
    </style:style>
    <style:style style:name="co72" style:family="table-column">
      <style:table-column-properties fo:break-before="auto" style:column-width="24.75mm"/>
    </style:style>
    <style:style style:name="co73" style:family="table-column">
      <style:table-column-properties fo:break-before="auto" style:column-width="123.53mm"/>
    </style:style>
    <style:style style:name="co74" style:family="table-column">
      <style:table-column-properties fo:break-before="auto" style:column-width="20.78mm"/>
    </style:style>
    <style:style style:name="co75" style:family="table-column">
      <style:table-column-properties fo:break-before="auto" style:column-width="154.98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4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bfebe9"/>
    </style:style>
    <style:style style:name="ce49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2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13" table:default-cell-style-name="ce29"/>
        <table:table-column table:style-name="co12" table:default-cell-style-name="ce29"/>
        <table:table-column table:style-name="co14" table:default-cell-style-name="ce29"/>
        <table:table-column table:style-name="co5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7" table:default-cell-style-name="ce29"/>
        <table:table-column table:style-name="co18" table:default-cell-style-name="ce29"/>
        <table:table-column table:style-name="co12" table:default-cell-style-name="ce29"/>
        <table:table-column table:style-name="co11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6" table:default-cell-style-name="ce29"/>
        <table:table-column table:style-name="co12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5" table:default-cell-style-name="ce29"/>
        <table:table-column table:style-name="co27" table:default-cell-style-name="ce29"/>
        <table:table-column table:style-name="co22" table:default-cell-style-name="ce29"/>
        <table:table-column table:style-name="co28" table:default-cell-style-name="ce29"/>
        <table:table-column table:style-name="co29" table:number-columns-repeated="983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32"/>
          <table:table-cell table:style-name="ce35"/>
          <table:table-cell table:style-name="ce32" table:number-columns-repeated="102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6"/>
        </table:table-row>
        <table:table-row table:style-name="ro1">
          <table:table-cell table:style-name="ce34"/>
          <table:table-cell table:style-name="ce39"/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table:number-columns-repeated="16"/>
          <table:table-cell table:style-name="ce42" table:number-columns-repeated="2"/>
          <table:table-cell table:style-name="ce34"/>
          <table:table-cell table:style-name="ce45" table:number-columns-repeated="5"/>
          <table:table-cell table:style-name="ce34" table:number-columns-repeated="2"/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table:number-columns-repeated="980"/>
          <table:table-cell table:number-columns-repeated="6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7" office:value-type="string" calcext:value-type="string">
            <text:p>75.3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41" office:value-type="string" calcext:value-type="string">
            <text:p>+1331</text:p>
          </table:table-cell>
          <table:table-cell table:style-name="ce41" office:value-type="string" calcext:value-type="string">
            <text:p>+7801</text:p>
          </table:table-cell>
          <table:table-cell table:style-name="ce41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style-name="ce46" office:value-type="string" calcext:value-type="string">
            <text:p>0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4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1" office:value-type="string" calcext:value-type="string">
            <text:p>+11973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41" office:value-type="string" calcext:value-type="string">
            <text:p>+457.61 </text:p>
          </table:table-cell>
          <table:table-cell table:style-name="ce41" office:value-type="string" calcext:value-type="string">
            <text:p>+10479</text:p>
          </table:table-cell>
          <table:table-cell table:style-name="ce41" office:value-type="string" calcext:value-type="string">
            <text:p>+4455</text:p>
          </table:table-cell>
          <table:table-cell table:number-columns-repeated="2"/>
          <table:table-cell table:style-name="ce41" office:value-type="string" calcext:value-type="string">
            <text:p>+15392</text:p>
          </table:table-cell>
          <table:table-cell table:style-name="ce41" office:value-type="string" calcext:value-type="string">
            <text:p>+104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number-columns-repeated="99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5"/>
          <table:table-cell table:style-name="Default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5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5"/>
          <table:table-cell table:style-name="Default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41" office:value-type="string" calcext:value-type="string">
            <text:p>+4860.22</text:p>
          </table:table-cell>
          <table:table-cell table:style-name="ce41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41" office:value-type="string" calcext:value-type="string">
            <text:p>+7533</text:p>
          </table:table-cell>
          <table:table-cell table:style-name="ce41" office:value-type="string" calcext:value-type="string">
            <text:p>+47</text:p>
          </table:table-cell>
          <table:table-cell table:number-columns-repeated="1000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48" office:value-type="string" calcext:value-type="string">
            <text:p>68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3 38</text:p>
          </table:table-cell>
          <table:table-cell table:number-columns-repeated="1021"/>
        </table:table-row>
        <table:table-row table:style-name="ro1" table:number-rows-repeated="104834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11" table:default-cell-style-name="ce29"/>
        <table:table-column table:style-name="co34" table:default-cell-style-name="ce29"/>
        <table:table-column table:style-name="co6" table:default-cell-style-name="ce29"/>
        <table:table-column table:style-name="co8" table:default-cell-style-name="ce29"/>
        <table:table-column table:style-name="co34" table:default-cell-style-name="ce29"/>
        <table:table-column table:style-name="co9" table:default-cell-style-name="ce29"/>
        <table:table-column table:style-name="co5" table:default-cell-style-name="ce29"/>
        <table:table-column table:style-name="co33" table:default-cell-style-name="ce29"/>
        <table:table-column table:style-name="co12" table:default-cell-style-name="ce29"/>
        <table:table-column table:style-name="co16" table:default-cell-style-name="ce29"/>
        <table:table-column table:style-name="co34" table:default-cell-style-name="ce29"/>
        <table:table-column table:style-name="co12" table:default-cell-style-name="ce29"/>
        <table:table-column table:style-name="co14" table:default-cell-style-name="ce29"/>
        <table:table-column table:style-name="co35" table:default-cell-style-name="ce29"/>
        <table:table-column table:style-name="co9" table:default-cell-style-name="ce29"/>
        <table:table-column table:style-name="co31" table:default-cell-style-name="ce29"/>
        <table:table-column table:style-name="co36" table:default-cell-style-name="ce29"/>
        <table:table-column table:style-name="co17" table:default-cell-style-name="ce29"/>
        <table:table-column table:style-name="co2" table:default-cell-style-name="ce29"/>
        <table:table-column table:style-name="co12" table:default-cell-style-name="ce29"/>
        <table:table-column table:style-name="co2" table:default-cell-style-name="ce29"/>
        <table:table-column table:style-name="co12" table:default-cell-style-name="ce29"/>
        <table:table-column table:style-name="co6" table:default-cell-style-name="ce29"/>
        <table:table-column table:style-name="co37" table:default-cell-style-name="ce29"/>
        <table:table-column table:style-name="co6" table:default-cell-style-name="ce29"/>
        <table:table-column table:style-name="co38" table:default-cell-style-name="ce29"/>
        <table:table-column table:style-name="co15" table:default-cell-style-name="ce29"/>
        <table:table-column table:style-name="co12" table:default-cell-style-name="ce29"/>
        <table:table-column table:style-name="co24" table:default-cell-style-name="ce29"/>
        <table:table-column table:style-name="co39" table:default-cell-style-name="ce29"/>
        <table:table-column table:style-name="co21" table:default-cell-style-name="ce29"/>
        <table:table-column table:style-name="co40" table:default-cell-style-name="ce29"/>
        <table:table-column table:style-name="co41" table:default-cell-style-name="ce29"/>
        <table:table-column table:style-name="co42" table:default-cell-style-name="ce29"/>
        <table:table-column table:style-name="co25" table:default-cell-style-name="ce29"/>
        <table:table-column table:style-name="co43" table:default-cell-style-name="ce29"/>
        <table:table-column table:style-name="co44" table:default-cell-style-name="ce29"/>
        <table:table-column table:style-name="co43" table:default-cell-style-name="ce29"/>
        <table:table-column table:style-name="co45" table:default-cell-style-name="ce29"/>
        <table:table-column table:style-name="co21" table:default-cell-style-name="ce29"/>
        <table:table-column table:style-name="co46" table:default-cell-style-name="ce29"/>
        <table:table-column table:style-name="co12" table:number-columns-repeated="2" table:default-cell-style-name="ce29"/>
        <table:table-column table:style-name="co29" table:number-columns-repeated="976" table:default-cell-style-name="ce29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2" office:value-type="string" calcext:value-type="string">
            <text:p>Э и р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, RXD</text:p>
          </table:table-cell>
          <table:table-cell table:style-name="ce3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41" office:value-type="string" calcext:value-type="string">
            <text:p>+6580</text:p>
          </table:table-cell>
          <table:table-cell table:number-columns-repeated="3"/>
          <table:table-cell table:style-name="ce41" office:value-type="string" calcext:value-type="string">
            <text:p>+3793</text:p>
          </table:table-cell>
          <table:table-cell table:style-name="ce41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2"/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/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1" office:value-type="string" calcext:value-type="string">
            <text:p>+6275 </text:p>
          </table:table-cell>
          <table:table-cell table:number-columns-repeated="3"/>
          <table:table-cell table:style-name="ce41" office:value-type="string" calcext:value-type="string">
            <text:p>+12974</text:p>
          </table:table-cell>
          <table:table-cell table:style-name="ce41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2"/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1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41" office:value-type="string" calcext:value-type="string">
            <text:p>+3972</text:p>
          </table:table-cell>
          <table:table-cell table:number-columns-repeated="2"/>
          <table:table-cell table:style-name="ce41" office:value-type="string" calcext:value-type="string">
            <text:p>+4687</text:p>
          </table:table-cell>
          <table:table-cell table:style-name="ce41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2" office:value-type="string" calcext:value-type="string">
            <text:p>Э и р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1" office:value-type="string" calcext:value-type="string">
            <text:p>+18499</text:p>
          </table:table-cell>
          <table:table-cell table:style-name="ce41" office:value-type="string" calcext:value-type="string">
            <text:p>+7710</text:p>
          </table:table-cell>
          <table:table-cell table:style-name="ce41" office:value-type="string" calcext:value-type="string">
            <text:p>+1610 </text:p>
          </table:table-cell>
          <table:table-cell table:number-columns-repeated="3"/>
          <table:table-cell table:style-name="ce4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1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2" office:value-type="string" calcext:value-type="string">
            <text:p>Э и р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29"/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48" table:default-cell-style-name="ce29"/>
        <table:table-column table:style-name="co55" table:default-cell-style-name="ce29"/>
        <table:table-column table:style-name="co56" table:number-columns-repeated="2" table:default-cell-style-name="ce29"/>
        <table:table-column table:style-name="co6" table:default-cell-style-name="ce29"/>
        <table:table-column table:style-name="co48" table:default-cell-style-name="ce29"/>
        <table:table-column table:style-name="co56" table:default-cell-style-name="ce29"/>
        <table:table-column table:style-name="co5" table:default-cell-style-name="ce29"/>
        <table:table-column table:style-name="co57" table:default-cell-style-name="ce29"/>
        <table:table-column table:style-name="co58" table:default-cell-style-name="ce29"/>
        <table:table-column table:style-name="co51" table:default-cell-style-name="ce29"/>
        <table:table-column table:style-name="co49" table:default-cell-style-name="ce29"/>
        <table:table-column table:style-name="co57" table:default-cell-style-name="ce29"/>
        <table:table-column table:style-name="co59" table:default-cell-style-name="ce29"/>
        <table:table-column table:style-name="co60" table:default-cell-style-name="ce29"/>
        <table:table-column table:style-name="co57" table:default-cell-style-name="ce29"/>
        <table:table-column table:style-name="co61" table:default-cell-style-name="ce29"/>
        <table:table-column table:style-name="co62" table:default-cell-style-name="ce29"/>
        <table:table-column table:style-name="co63" table:default-cell-style-name="ce29"/>
        <table:table-column table:style-name="co64" table:default-cell-style-name="ce29"/>
        <table:table-column table:style-name="co57" table:default-cell-style-name="ce29"/>
        <table:table-column table:style-name="co65" table:default-cell-style-name="ce29"/>
        <table:table-column table:style-name="co66" table:number-columns-repeated="2" table:default-cell-style-name="ce29"/>
        <table:table-column table:style-name="co67" table:default-cell-style-name="ce29"/>
        <table:table-column table:style-name="co68" table:default-cell-style-name="ce29"/>
        <table:table-column table:style-name="co50" table:default-cell-style-name="ce29"/>
        <table:table-column table:style-name="co69" table:default-cell-style-name="ce29"/>
        <table:table-column table:style-name="co70" table:default-cell-style-name="ce29"/>
        <table:table-column table:style-name="co71" table:default-cell-style-name="ce29"/>
        <table:table-column table:style-name="co57" table:number-columns-repeated="2" table:default-cell-style-name="ce29"/>
        <table:table-column table:style-name="co71" table:default-cell-style-name="ce29"/>
        <table:table-column table:style-name="co59" table:default-cell-style-name="ce29"/>
        <table:table-column table:style-name="co52" table:default-cell-style-name="ce29"/>
        <table:table-column table:style-name="co61" table:default-cell-style-name="ce29"/>
        <table:table-column table:style-name="co29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2" table:default-cell-style-name="ce29"/>
        <table:table-column table:style-name="co73" table:default-cell-style-name="ce29"/>
        <table:table-column table:style-name="co74" table:default-cell-style-name="ce29"/>
        <table:table-column table:style-name="co29" table:number-columns-repeated="1021" table:default-cell-style-name="ce2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9"/>
        <table:table-column table:style-name="co75" table:default-cell-style-name="ce29"/>
        <table:table-column table:style-name="co23" table:default-cell-style-name="ce29"/>
        <table:table-column table:style-name="co76" table:default-cell-style-name="ce29"/>
        <table:table-column table:style-name="co29" table:number-columns-repeated="1020" table:default-cell-style-name="ce29"/>
        <table:table-row table:style-name="ro4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2022.12.28</text:p>
          </table:table-cell>
          <table:table-cell table:style-name="ce54" office:value-type="string" calcext:value-type="string">
            <text:p>InvestFuture Generation IF. Аня и Макс: в поисках профессии мечты</text:p>
          </table:table-cell>
          <table:table-cell table:style-name="ce54" office:value-type="string" calcext:value-type="string">
            <text:p>2022.12.29</text:p>
          </table:table-cell>
          <table:table-cell table:style-name="ce54" office:value-type="string" calcext:value-type="string">
            <text:p>393-393</text:p>
          </table:table-cell>
          <table:table-cell table:style-name="ce54" office:value-type="string" calcext:value-type="string">
            <text:p>0</text:p>
          </table:table-cell>
          <table:table-cell table:style-name="ce5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.00.0000</text:date>, <text:time style:data-style-name="N2" text:time-value="03:38:00.20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15T03:38:50.593000000</dc:date>
    <meta:editing-duration>P6DT9H39M9S</meta:editing-duration>
    <meta:editing-cycles>2692</meta:editing-cycles>
    <meta:document-statistic meta:table-count="5" meta:cell-count="7721" meta:object-count="0"/>
    <meta:user-defined meta:name="qrichtext">1</meta:user-defined>
  </office:meta>
</office:document-meta>
</file>